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s" fo:country="AR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es" fo:country="AR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language="es" fo:country="AR" officeooo:rsid="001c4e6c" officeooo:paragraph-rsid="000d70f2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s" fo:country="AR" fo:font-style="italic" style:font-size-asian="10pt" style:font-style-asian="italic" style:font-name-complex="Arial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Arial" fo:font-size="10pt" fo:language="es" fo:country="AR" style:font-size-asian="10pt" style:font-name-complex="Arial" style:font-size-complex="10pt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0pt" fo:language="es" fo:country="AR" style:font-size-asian="10pt" style:font-name-complex="Arial" style:font-size-complex="10pt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10" style:family="paragraph" style:parent-style-name="Standard">
      <style:paragraph-properties fo:break-before="page"/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11" style:family="paragraph" style:parent-style-name="Header">
      <style:text-properties fo:language="es" fo:country="AR"/>
    </style:style>
    <style:style style:name="T1" style:family="text">
      <style:text-properties style:font-name="Arial" fo:font-size="10pt" fo:language="es" fo:country="AR" style:font-size-asian="10pt" style:font-name-complex="Arial" style:font-size-complex="10pt"/>
    </style:style>
    <style:style style:name="T2" style:family="text">
      <style:text-properties officeooo:rsid="0016f69f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2">Convocatoria Programa INT Presenta</text:p>
      <text:p text:style-name="P6"><text:span text:style-name="T1">Inscripción para el Catálogo 2015</text:span></text:p>
      <text:p text:style-name="P2"/>
      <text:p text:style-name="P5">(Para entregar al responsable)</text:p>
      <text:p text:style-name="P1"/>
      <text:p text:style-name="P3">Fecha de impresión del remito: [FECHA_DE_IMPRESION_DEL_REMITO]</text:p>
      <text:p text:style-name="P1"/>
      <text:p text:style-name="P4">Nombre del Espectáculo: <text:span text:style-name="T2">[NOMBRE_DEL_ESPECTACULO]</text:span></text:p>
      <text:p text:style-name="P4">Provincia: <text:span text:style-name="T2">[PROVINCIA]</text:span></text:p>
      <text:p text:style-name="P4">Región: <text:span text:style-name="T2">[REGION]</text:span></text:p>
      <text:p text:style-name="P1"/>
      <text:p text:style-name="P4">Nº de trámite: <text:span text:style-name="T2">[NUMERO_DE_TRAMITE]</text:span></text:p>
      <text:p text:style-name="P4">Fecha de trámite: <text:span text:style-name="T2">[FECHA_DE_TRAMITE]</text:span></text:p>
      <text:p text:style-name="P1"/>
      <text:p text:style-name="P4">Datos del Responsable: <text:span text:style-name="T2">[DATOS_DEL_RESPONSABLE]</text:span></text:p>
      <text:p text:style-name="P1"/>
      <text:p text:style-name="P1"/>
      <text:p text:style-name="P1">Recordar que se debe adjuntar copia del DVD del espectáculo y copia certificada del DNI del Responsable, antes de la fecha de cierre de la convocatoria.</text:p>
      <text:p text:style-name="P1"/>
      <text:p text:style-name="P7"/>
      <text:p text:style-name="P1"/>
      <text:p text:style-name="P1">Para completar en la Representación Provincial del INT</text:p>
      <text:p text:style-name="P1"/>
      <text:p text:style-name="P9"><text:span text:style-name="T1">Fecha de entrega y sello </text:span></text:p>
      <text:p text:style-name="P4"/>
      <text:p text:style-name="P10"/>
      <text:section text:style-name="Sect1" text:name="Section1">
        <text:p text:style-name="P11"><text:tab/><text:tab/></text:p>
        <text:p text:style-name="P2">Convocatoria Programa INT Presenta</text:p>
        <text:p text:style-name="P2">Inscripción para el Catálogo 2015</text:p>
        <text:p text:style-name="P1"/>
        <text:p text:style-name="P5">(Para remitir al Área de Coordinación (Dcion. De Fomento)</text:p>
        <text:p text:style-name="P1"/>
        <text:p text:style-name="P3">Fecha de impresión del remito: [FECHA_DE_IMPRESION_DEL_REMITO]</text:p>
        <text:p text:style-name="P4"/>
        <text:p text:style-name="P4">Nombre del Espectáculo: <text:span text:style-name="T2">[NOMBRE_DEL_ESPECTACULO]</text:span></text:p>
        <text:p text:style-name="P4">Provincia: <text:span text:style-name="T2">[PROVINCIA]</text:span></text:p>
        <text:p text:style-name="P4">Región: <text:span text:style-name="T2">[REGION]</text:span></text:p>
        <text:p text:style-name="P4"/>
        <text:p text:style-name="P4">Nº de trámite: <text:span text:style-name="T2">[NUMERO_DE_TRAMITE]</text:span></text:p>
        <text:p text:style-name="P4">Fecha de trámite: <text:span text:style-name="T2">[FECHA_DE_TRAMITE]</text:span></text:p>
        <text:p text:style-name="P4"/>
        <text:p text:style-name="P1">Datos del Responsable: <text:span text:style-name="T2">[DATOS_DEL_RESPONSABLE]</text:span></text:p>
        <text:p text:style-name="P1"/>
        <text:p text:style-name="P1"/>
        <text:p text:style-name="P1">Recordar que se debe adjuntar copia del DVD del espectáculo y copia certificada del DNI del Responsable, antes de la fecha de cierre de la convocatoria.</text:p>
        <text:p text:style-name="P1"/>
        <text:p text:style-name="P7"/>
        <text:p text:style-name="P1"/>
        <text:p text:style-name="P1">Para completar en la Representación Provincial del INT</text:p>
        <text:p text:style-name="P1"/>
        <text:p text:style-name="P1">Fecha de entrega y sello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as-char" svg:width="2.3752in" svg:height="1.1665in" draw:z-index="1"><draw:image xlink:href="Pictures/10000000000000AB0000005447006FA7.jpg" xlink:type="simple" xlink:show="embed" xlink:actuate="onLoad"/></draw:frame><text:tab/><text:tab/><draw:frame draw:style-name="Mfr1" draw:name="graphics4" text:anchor-type="as-char" svg:width="1.8626in" svg:height="0.7646in" draw:z-index="3"><draw:image xlink:href="Pictures/100002010000008600000037EC2B2E17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ntinelli</meta:initial-creator>
    <meta:creation-date>2014-10-23T12:30:00</meta:creation-date>
    <dc:date>2014-10-29T22:57:47</dc:date>
    <meta:editing-cycles>8</meta:editing-cycles>
    <meta:editing-duration>PT17M</meta:editing-duration>
    <meta:generator>LibreOffice/4.0.2.2$Linux_X86_64 LibreOffice_project/400m0$Build-2</meta:generator>
    <meta:document-statistic meta:table-count="0" meta:image-count="2" meta:object-count="0" meta:page-count="2" meta:paragraph-count="28" meta:word-count="161" meta:character-count="1215" meta:non-whitespace-character-count="1074"/>
  </office:meta>
</office:document-meta>
</file>